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SICE" text:database-name="labels">&lt;SICE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SICE" text:database-name="labels">&lt;SICE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35:00.080659682</meta:creation-date>
    <dc:date>2019-08-27T19:39:24.223592867</dc:date>
    <meta:editing-duration>PT4M25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3.0.4$Linux_X86_64 LibreOffice_project/057fc023c990d676a43019934386b85b21a9ee99</meta:generator>
  </office:meta>
</office:document-meta>
</file>